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025cm" fo:padding-bottom="0.025cm" fo:padding-left="0.025cm" fo:padding-right="0.025cm"/>
    </style:style>
    <style:style style:name="gr2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025cm" fo:padding-bottom="0.025cm" fo:padding-left="0.025cm" fo:padding-right="0.0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7" style:family="graphic" style:parent-style-name="standard">
      <style:graphic-properties svg:stroke-width="0.051cm" draw:marker-start="Arrow" draw:marker-start-width="0.381cm" draw:marker-end-width="0.381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size="18pt"/>
    </style:style>
    <style:style style:name="P5" style:family="paragraph">
      <style:text-properties fo:font-size="6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style="italic" style:text-underline-style="solid" style:text-underline-width="auto" style:text-underline-color="font-color" fo:font-weight="bold"/>
    </style:style>
    <style:style style:name="T4" style:family="text">
      <style:text-properties fo:font-family="'Bitstream Vera Sans'" style:font-style-name="Roman" style:font-family-generic="swiss" style:font-pitch="variable" fo:font-size="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" style:family="text">
      <style:text-properties fo:font-family="'Bitstream Vera Sans'" style:font-family-generic="roman" style:font-pitch="variable" fo:font-size="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7.62cm" svg:x="2.37cm" svg:y="1.27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985cm" svg:height="5.08cm" svg:x="12.2cm" svg:y="2.54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27cm" svg:x="3.64cm" svg:y="2.5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2.54cm" svg:height="1.27cm" svg:x="4.2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2.54cm" svg:height="1.27cm" svg:x="3.64cm" svg:y="6.3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2" draw:layer="layout" svg:width="1.124cm" svg:height="0.738cm" svg:x="3.132cm" svg:y="1.421cm">
          <draw:text-box>
            <text:p text:style-name="P2"><text:span text:style-name="T1">GUI</text:span></text:p>
          </draw:text-box>
        </draw:frame>
        <draw:frame draw:style-name="gr3" draw:layer="layout" svg:width="3.482cm" svg:height="0.738cm" svg:x="13.062cm" svg:y="2.564cm">
          <draw:text-box>
            <text:p text:style-name="P2"><text:span text:style-name="T1">Application</text:span></text:p>
          </draw:text-box>
        </draw:frame>
        <draw:frame draw:style-name="gr3" draw:layer="layout" svg:width="1.835cm" svg:height="0.497cm" svg:x="3.97cm" svg:y="2.916cm">
          <draw:text-box>
            <text:p text:style-name="P2">widget 1</text:p>
          </draw:text-box>
        </draw:frame>
        <draw:frame draw:style-name="gr3" draw:layer="layout" svg:width="1.835cm" svg:height="0.497cm" svg:x="4.647cm" svg:y="4.815cm">
          <draw:text-box>
            <text:p text:style-name="P2">widget 2</text:p>
          </draw:text-box>
        </draw:frame>
        <draw:frame draw:style-name="gr3" draw:layer="layout" svg:width="1.835cm" svg:height="0.497cm" svg:x="4cm" svg:y="6.743cm">
          <draw:text-box>
            <text:p text:style-name="P2">widget 3</text:p>
          </draw:text-box>
        </draw:frame>
        <draw:frame draw:style-name="gr4" draw:layer="layout" svg:width="0.002cm" svg:height="0.987cm" svg:x="10.625cm" svg:y="8.128cm">
          <draw:text-box>
            <text:p text:style-name="P2"/>
          </draw:text-box>
        </draw:frame>
        <draw:frame draw:style-name="gr3" draw:text-style-name="P3" draw:layer="layout" svg:width="3.109cm" svg:height="0.581cm" svg:x="15.314cm" svg:y="4.753cm">
          <draw:text-box>
            <text:p text:style-name="P2"><text:span text:style-name="T2">= new value</text:span></text:p>
          </draw:text-box>
        </draw:frame>
        <draw:g>
          <draw:custom-shape draw:style-name="gr1" draw:text-style-name="P1" draw:layer="layout" svg:width="2.54cm" svg:height="1.27cm" svg:x="12.354cm" svg:y="4.44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5" draw:text-style-name="P2" draw:layer="layout" svg:width="1.932cm" svg:height="0.497cm" svg:x="12.699cm" svg:y="4.82cm">
            <draw:text-box>
              <text:p text:style-name="P2"><text:span text:style-name="T3">variable</text:span></text:p>
            </draw:text-box>
          </draw:frame>
        </draw:g>
        <draw:custom-shape draw:style-name="gr1" draw:text-style-name="P1" draw:layer="layout" svg:width="6.096cm" svg:height="2.032cm" svg:x="8.974cm" svg:y="4.064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1.768cm" svg:y1="5.08cm" svg:x2="10.117cm" svg:y2="5.08cm">
          <text:p text:style-name="P2"/>
        </draw:line>
        <draw:frame draw:style-name="gr3" draw:text-style-name="P4" draw:layer="layout" svg:width="1.839cm" svg:height="0.738cm" svg:x="9.957cm" svg:y="4.055cm">
          <draw:text-box>
            <text:p text:style-name="P2"><text:span text:style-name="T1">Coget</text:span></text:p>
          </draw:text-box>
        </draw:frame>
        <draw:line draw:style-name="gr7" draw:text-style-name="P1" draw:layer="layout" svg:x1="6.123cm" svg:y1="3.353cm" svg:x2="9.086cm" svg:y2="4.646cm">
          <text:p text:style-name="P2"/>
        </draw:line>
        <draw:line draw:style-name="gr7" draw:text-style-name="P1" draw:layer="layout" svg:x1="6.818cm" svg:y1="5.085cm" svg:x2="8.976cm" svg:y2="5.085cm">
          <text:p text:style-name="P2"/>
        </draw:line>
        <draw:line draw:style-name="gr7" draw:text-style-name="P1" draw:layer="layout" svg:x1="6.111cm" svg:y1="6.78cm" svg:x2="9.098cm" svg:y2="5.512cm">
          <text:p text:style-name="P2"/>
        </draw:line>
        <draw:frame draw:style-name="gr3" draw:text-style-name="P5" draw:layer="layout" svg:width="2.648cm" svg:height="0.247cm" svg:x="16.485cm" svg:y="8.611cm">
          <draw:text-box>
            <text:p text:style-name="P2"><text:span text:style-name="T4">©</text:span><text:span text:style-name="T5"> 2007 Fabrizio Pollastr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fit-to-contour="tru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006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Fabrizio Pollastri</meta:initial-creator>
    <meta:creation-date>2007-07-29T18:08:30</meta:creation-date>
    <dc:creator>Fabrizio Pollastri</dc:creator>
    <dc:date>2007-08-17T23:29:33</dc:date>
    <meta:printed-by>Fabrizio Pollastri</meta:printed-by>
    <meta:print-date>2007-07-31T12:29:14</meta:print-date>
    <dc:language>en-US</dc:language>
    <meta:editing-cycles>12</meta:editing-cycles>
    <meta:editing-duration>PT7H31M1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